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-color="#1b75bc" draw:opacity="13%" draw:textarea-horizontal-align="justify" draw:textarea-vertical-align="middle" draw:auto-grow-height="false" fo:min-height="7.25cm" fo:min-width="13.1cm" draw:shadow="hidden"/>
    </style:style>
    <style:style style:name="gr2" style:family="graphic" style:parent-style-name="standard">
      <style:graphic-properties svg:stroke-color="#ba131a" draw:fill-color="#ed1c24" draw:opacity="13%" draw:textarea-horizontal-align="justify" draw:textarea-vertical-align="middle" draw:auto-grow-height="false" fo:min-height="3.45cm" fo:min-width="23.8cm" draw:shadow="hidden"/>
    </style:style>
    <style:style style:name="gr3" style:family="graphic" style:parent-style-name="standard">
      <style:graphic-properties svg:stroke-color="#d99116" draw:fill-color="#fff685" draw:opacity="13%" draw:textarea-horizontal-align="justify" draw:textarea-vertical-align="middle" draw:auto-grow-height="false" fo:min-height="11.75cm" fo:min-width="7.6cm" draw:shadow="hidden"/>
    </style:style>
    <style:style style:name="gr4" style:family="graphic" style:parent-style-name="standard">
      <style:graphic-properties svg:stroke-color="#407927" draw:fill-color="#65c295" draw:opacity="13%" draw:textarea-horizontal-align="justify" draw:textarea-vertical-align="middle" draw:auto-grow-height="false" fo:min-height="5.35cm" fo:min-width="14.2cm" draw:shadow="hidden"/>
    </style:style>
    <style:style style:name="gr5" style:family="graphic" style:parent-style-name="standard">
      <style:graphic-properties draw:fill-color="#fff685" draw:textarea-horizontal-align="justify" draw:textarea-vertical-align="middle" draw:auto-grow-height="false" fo:min-height="1.45cm" fo:min-width="6.3cm" draw:shadow="hidden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1.45cm" fo:min-width="6.3cm" draw:shadow="hidden"/>
    </style:style>
    <style:style style:name="gr7" style:family="graphic" style:parent-style-name="standard">
      <style:graphic-properties draw:fill-color="#fcd4d1" draw:textarea-horizontal-align="justify" draw:textarea-vertical-align="middle" draw:auto-grow-height="false" fo:min-height="1.45cm" fo:min-width="6.3cm" draw:shadow="hidden"/>
    </style:style>
    <style:style style:name="gr8" style:family="graphic" style:parent-style-name="standard">
      <style:graphic-properties draw:fill-color="#c2e0ae" draw:textarea-horizontal-align="justify" draw:textarea-vertical-align="middle" draw:auto-grow-height="false" fo:min-height="1.45cm" fo:min-width="4.6cm" draw:shadow="hidden"/>
    </style:style>
    <style:style style:name="gr9" style:family="graphic" style:parent-style-name="standard">
      <style:graphic-properties draw:fill-color="#c2e0ae" draw:textarea-horizontal-align="justify" draw:textarea-vertical-align="middle" draw:auto-grow-height="false" fo:min-height="1.45cm" fo:min-width="5.3cm" draw:shadow="hidden"/>
    </style:style>
    <style:style style:name="gr10" style:family="graphic" style:parent-style-name="standard">
      <style:graphic-properties draw:fill-color="#fcd4d1" draw:textarea-horizontal-align="justify" draw:textarea-vertical-align="middle" draw:auto-grow-height="false" fo:min-height="1.45cm" fo:min-width="4.6cm" draw:shadow="hidden"/>
    </style:style>
    <style:style style:name="gr11" style:family="graphic" style:parent-style-name="standard">
      <style:graphic-properties draw:fill-color="#bce4e5" draw:textarea-horizontal-align="justify" draw:textarea-vertical-align="middle" draw:auto-grow-height="false" fo:min-height="1.45cm" fo:min-width="5.7cm" draw:shadow="hidden"/>
    </style:style>
    <style:style style:name="gr12" style:family="graphic" style:parent-style-name="standard">
      <style:graphic-properties draw:fill-color="#bce4e5" draw:textarea-horizontal-align="justify" draw:textarea-vertical-align="middle" draw:auto-grow-height="false" fo:min-height="1.45cm" fo:min-width="5.8cm" draw:shadow="hidden"/>
    </style:style>
    <style:style style:name="gr13" style:family="graphic" style:parent-style-name="standard">
      <style:graphic-properties draw:fill-color="#bce4e5" draw:textarea-horizontal-align="justify" draw:textarea-vertical-align="middle" draw:auto-grow-height="false" fo:min-height="1.45cm" fo:min-width="4.6cm" draw:shadow="hidden"/>
    </style:style>
    <style:style style:name="gr14" style:family="graphic" style:parent-style-name="standard">
      <style:graphic-properties draw:fill-color="#00864b" draw:textarea-horizontal-align="justify" draw:textarea-vertical-align="middle" draw:auto-grow-height="false" fo:min-height="0.05cm" fo:min-width="0.55cm" draw:shadow="hidden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0.05cm" fo:min-width="0.55cm" draw:shadow="hidden"/>
    </style:style>
    <style:style style:name="gr16" style:family="graphic" style:parent-style-name="standard">
      <style:graphic-properties draw:fill-color="#0066b3" draw:textarea-horizontal-align="justify" draw:textarea-vertical-align="middle" draw:auto-grow-height="false" fo:min-height="1.063cm" fo:min-width="0cm" draw:shadow="hidden"/>
    </style:style>
    <style:style style:name="gr17" style:family="graphic" style:parent-style-name="standard">
      <style:graphic-properties draw:fill-color="#0066b3" draw:textarea-horizontal-align="justify" draw:textarea-vertical-align="middle" draw:auto-grow-height="false" fo:min-height="0.05cm" fo:min-width="0.55cm" draw:shadow="hidden"/>
    </style:style>
    <style:style style:name="gr18" style:family="graphic" style:parent-style-name="standard">
      <style:graphic-properties draw:fill-color="#00864b" draw:textarea-vertical-align="middle" draw:auto-grow-height="false" fo:min-height="0.85cm" fo:min-width="0.8cm" draw:shadow="hidden"/>
    </style:style>
    <style:style style:name="gr19" style:family="graphic" style:parent-style-name="standard">
      <style:graphic-properties draw:stroke="none" svg:stroke-color="#000000" draw:fill="none" draw:fill-color="#ffffff" fo:min-height="0.65cm" draw:shadow="hidden"/>
    </style:style>
    <style:style style:name="gr20" style:family="graphic" style:parent-style-name="standard">
      <style:graphic-properties draw:stroke="none" svg:stroke-color="#000000" draw:fill="none" draw:fill-color="#ffffff" fo:min-height="1.023cm" draw:shadow="hidden"/>
    </style:style>
    <style:style style:name="gr21" style:family="graphic" style:parent-style-name="standard">
      <style:graphic-properties draw:stroke="none" svg:stroke-color="#000000" draw:fill="none" draw:fill-color="#ffffff" fo:min-height="1.423cm" draw:shadow="hidden"/>
    </style:style>
    <style:style style:name="P1" style:family="paragraph">
      <loext:graphic-properties draw:fill-color="#1b75bc" draw:opacity="13%"/>
      <style:paragraph-properties fo:text-align="center"/>
    </style:style>
    <style:style style:name="P2" style:family="paragraph">
      <loext:graphic-properties draw:fill-color="#ed1c24" draw:opacity="13%"/>
      <style:paragraph-properties fo:text-align="center"/>
    </style:style>
    <style:style style:name="P3" style:family="paragraph">
      <loext:graphic-properties draw:fill-color="#fff685" draw:opacity="13%"/>
      <style:paragraph-properties fo:text-align="center"/>
    </style:style>
    <style:style style:name="P4" style:family="paragraph">
      <loext:graphic-properties draw:fill-color="#65c295" draw:opacity="13%"/>
      <style:paragraph-properties fo:text-align="center"/>
    </style:style>
    <style:style style:name="P5" style:family="paragraph">
      <style:paragraph-properties fo:text-align="center"/>
      <style:text-properties style:font-name="Latin Modern Mono"/>
    </style:style>
    <style:style style:name="P6" style:family="paragraph">
      <loext:graphic-properties draw:fill-color="#fff685"/>
      <style:paragraph-properties fo:text-align="center"/>
      <style:text-properties style:font-name="Latin Modern Mono"/>
    </style:style>
    <style:style style:name="P7" style:family="paragraph">
      <loext:graphic-properties draw:fill-color="#c2e0ae"/>
      <style:paragraph-properties fo:text-align="center"/>
      <style:text-properties style:font-name="Latin Modern Mono"/>
    </style:style>
    <style:style style:name="P8" style:family="paragraph">
      <loext:graphic-properties draw:fill-color="#fcd4d1"/>
      <style:paragraph-properties fo:text-align="center"/>
      <style:text-properties style:font-name="Latin Modern Mono"/>
    </style:style>
    <style:style style:name="P9" style:family="paragraph">
      <loext:graphic-properties draw:fill-color="#bce4e5"/>
      <style:paragraph-properties fo:text-align="center"/>
      <style:text-properties style:font-name="Latin Modern Mono"/>
    </style:style>
    <style:style style:name="P10" style:family="paragraph">
      <loext:graphic-properties draw:fill-color="#00864b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0066b3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style:font-name="Latin Moder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3.6cm" svg:height="7.5cm" draw:transform="skewX (0.00122173047639603) translate (14.607cm 12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4.3cm" svg:height="3.7cm" svg:x="8.3cm" svg:y="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cm" svg:height="12cm" svg:x="0.2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7cm" svg:height="5.6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1.7cm" svg:x="0.9cm" svg:y="2.8cm">
          <text:p text:style-name="P5"><text:span text:style-name="T1">initialize_resistor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cm" svg:height="1.7cm" svg:x="0.9cm" svg:y="5cm">
          <text:p text:style-name="P5"><text:span text:style-name="T1">define_constant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8cm" svg:height="1.7cm" svg:x="0.9cm" svg:y="8.1cm">
          <text:p text:style-name="P5"><text:span text:style-name="T1">solve_circuit_1245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8cm" svg:height="1.7cm" svg:x="0.9cm" svg:y="10.3cm">
          <text:p text:style-name="P5"><text:span text:style-name="T1">time_deriv_P1245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1cm" svg:height="1.7cm" svg:x="9.3cm" svg:y="5.1cm">
          <text:p text:style-name="P5"><text:span text:style-name="T1">Pressure_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cm" svg:height="1.7cm" svg:x="14.9cm" svg:y="5.1cm">
          <text:p text:style-name="P5"><text:span text:style-name="T1">mean_LC_press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cm" svg:height="1.7cm" svg:x="16.9cm" svg:y="7.2cm">
          <text:p text:style-name="P5"><text:span text:style-name="T1">LC_press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1cm" svg:height="1.7cm" svg:x="9.3cm" svg:y="10.3cm">
          <text:p text:style-name="P5"><text:span text:style-name="T1">mean_pressur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2cm" svg:height="1.7cm" svg:x="14.9cm" svg:y="10.3cm">
          <text:p text:style-name="P5"><text:span text:style-name="T1">update_resisto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cm" svg:height="1.7cm" svg:x="14.9cm" svg:y="14cm">
          <text:p text:style-name="P5"><text:span text:style-name="T1">compliant_resis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1cm" svg:height="1.7cm" svg:x="21.6cm" svg:y="10.3cm">
          <text:p text:style-name="P5"><text:span text:style-name="T1">compute_flow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1cm" svg:height="1.7cm" svg:x="27.2cm" svg:y="10.3cm">
          <text:p text:style-name="P5"><text:span text:style-name="T1">report_global_</text:span></text:p>
          <text:p text:style-name="P5"><text:span text:style-name="T1">resisto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cm" svg:height="1.7cm" svg:x="14.9cm" svg:y="16.1cm">
          <text:p text:style-name="P5"><text:span text:style-name="T1">Starling_resis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6.3cm" svg:height="1.7cm" svg:x="14.9cm" svg:y="18.2cm">
          <text:p text:style-name="P5"><text:span text:style-name="T1">active_resis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1cm" svg:height="1.7cm" svg:x="22.7cm" svg:y="18.2cm">
          <text:p text:style-name="P5"><text:span text:style-name="T1">Q_no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2cm" svg:height="0.6cm" svg:x="7.9cm" svg:y="5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2cm" svg:height="0.6cm" svg:x="7.901cm" svg:y="10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2" draw:layer="layout" svg:width="0.8cm" svg:height="1.5cm" svg:x="17.6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2" draw:layer="layout" svg:width="1.2cm" svg:height="0.6cm" svg:x="21.402cm" svg:y="18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0" draw:layer="layout" svg:width="1.3cm" svg:height="1.1cm" svg:x="15.4cm" svg:y="7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9" draw:text-style-name="P13" draw:layer="layout" svg:width="5.8cm" svg:height="0.962cm" svg:x="1.5cm" svg:y="1.4cm">
          <draw:text-box>
            <text:p>Funzioni del main</text:p>
          </draw:text-box>
        </draw:frame>
        <draw:frame draw:style-name="gr20" draw:text-style-name="P13" draw:layer="layout" svg:width="7.5cm" svg:height="1.273cm" svg:x="11.8cm" svg:y="4cm">
          <draw:text-box>
            <text:p>Inizializzazione dei dati</text:p>
          </draw:text-box>
        </draw:frame>
        <draw:frame draw:style-name="gr21" draw:text-style-name="P13" draw:layer="layout" svg:width="10.3cm" svg:height="1.673cm" svg:x="16.4cm" svg:y="9.3cm">
          <draw:text-box>
            <text:p>Calcolo della derivata temporale</text:p>
          </draw:text-box>
        </draw:frame>
        <draw:frame draw:style-name="gr19" draw:text-style-name="P13" draw:layer="layout" svg:width="5.8cm" svg:height="1.673cm" svg:x="22cm" svg:y="14.138cm">
          <draw:text-box>
            <text:p>Calcolo delle resistenze variabil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6:41:19.975470797</meta:creation-date>
    <dc:date>2019-10-05T17:07:57.363790005</dc:date>
    <meta:editing-duration>PT1M40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